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1.7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alysis" table:style-name="ta1">
        <table:shapes>
          <draw:frame draw:z-index="0" draw:style-name="gr1" draw:text-style-name="P1" svg:width="6.2988in" svg:height="3.5429in" svg:x="2.598in" svg:y="1.4827in">
            <draw:object draw:notify-on-update-of-ranges="duplicates.D3:duplicates.D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duplicates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å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å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matrix-columns-spanned="1" table:number-matrix-rows-spanned="9" table:formula="of:=FREQUENCY([.B$4:.B$8032];[.C$3:.C$10])" office:value-type="float" office:value="7268" calcext:value-type="float">
            <text:p>7268</text:p>
          </table:table-cell>
        </table:table-row>
        <table:table-row table:style-name="ro1">
          <table:table-cell office:value-type="string" calcext:value-type="string">
            <text:p>läs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köp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lås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öp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ö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öra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är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är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ö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år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ösa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öp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ök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ök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öj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åk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äk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år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j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ös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r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s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äsning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ärar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ö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ösning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öpning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k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pp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å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äsar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p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äs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öpar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ä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örning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k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p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öpar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ö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k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äs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åg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ökning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s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ä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ä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ö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v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å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ök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r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t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ä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ök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ö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ått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ä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åp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å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å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k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å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ölj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å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ätt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å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åg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äll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å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t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å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r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v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ek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äll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j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st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lj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å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ä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älj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g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ä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p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å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it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rv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å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å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äll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r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å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k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äp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åll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äv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ä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p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äll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åt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ös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är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å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äkning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k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ätt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t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äll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p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ök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ä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ökning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åv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äng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a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m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ämlige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å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s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ck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n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a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ä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p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rättn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ämpli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t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ät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s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r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ö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nlige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er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k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m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t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äng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s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k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åt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ä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g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sätt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l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nöj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ka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äss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ar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årt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gg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t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sätt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r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äk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as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äck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li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öj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o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mm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ja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app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vår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äm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a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j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ör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j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pp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k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mli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s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ån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terlämn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k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å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v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ät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vinn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öd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a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äng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ff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tör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å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öp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ör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äg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ick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änds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ä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akti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rp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p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är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k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årand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äs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n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tergå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k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k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k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i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gå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k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k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arati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ö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ot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oren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år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k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öv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kti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s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äpp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äm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p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å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f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tergå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å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nj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l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arer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a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ät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u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k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r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sättn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tervinn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år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vakn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ä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ö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u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äv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änd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ät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rli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rt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as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öv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p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vak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sl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gå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å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i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ömm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å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d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entli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äv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å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r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n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p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akti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ck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ö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g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åt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g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änk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ämm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l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ämplighe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ön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rs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r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ätt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nd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bl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ssl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p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kto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ämn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oj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ö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k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ör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an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ordn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l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r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ät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ft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ärm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v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ä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t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länds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å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ass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rk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i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öt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p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ordn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e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m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ä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nöj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ä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l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s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äs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entli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äng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s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örj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is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äpp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ö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åso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ängn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öt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rätt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rn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ek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ätt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är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gg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ol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oren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p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ärn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p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åg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amp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o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n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ängn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ters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ro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äk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är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äv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ö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änslighe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öss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år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t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s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tt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k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å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å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i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f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ka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b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rätt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t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r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äpp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v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r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rm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l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ke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ä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o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kt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g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å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dr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sk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to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m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v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lj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n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n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år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g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t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k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äl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ö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e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är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ar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rv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app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r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nn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ar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öt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ärand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g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l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ln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kt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öpand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äv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ps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s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app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i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j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la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ätt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ö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s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rv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är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t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terg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t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da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n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älv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v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åv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ärl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tert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j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n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up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å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mm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ät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å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äl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åll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ör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r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ör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k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rli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v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v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d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pp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örand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ö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ke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öj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r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äv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j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å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v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å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öt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i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a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pp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ä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p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st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parati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rop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ör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lämn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ått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änsli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p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ss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äk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vak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kti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åg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l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t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änn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parer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t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o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k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pp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tal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n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ärp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ip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k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ss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är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å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g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pp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lanmå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bygg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år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stru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vall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terbetal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reprenörska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tu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amen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vtimm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enbar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eläm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rynk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tex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habilit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äsma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on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å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tgilt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cin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talspart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betstag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eck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promis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åhi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pektö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stä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rä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bluff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ler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å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hag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x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nuft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fö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försl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ställ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fo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en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f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teg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terhäm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gl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ffin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pon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f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cin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ent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ve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fat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t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kl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lyss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i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ia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enskspråk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fy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ent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rå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l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s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betsd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ll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kpart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fo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cykloped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kom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åvi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ångfald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troe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äns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föd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ä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illräck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ksam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i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m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rap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nesmärk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terupptäc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arbe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ukdo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rätthå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tenskapsm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mpelv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äker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anförska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lon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f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ump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äns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må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örko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öjl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ov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lt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terinä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vti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åg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g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sorti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am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ti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lid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igra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älvkl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änvi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lu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adem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ljaktli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ali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anis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ndsförva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stdemokr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drat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dl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älsovå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ust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ld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låt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gru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å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ansminis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öd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akt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led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koho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ko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gå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älj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ras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ol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årsaft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gg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ap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å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jöfrå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mm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pp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äkerhetspolit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al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k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virr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ksd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ndamå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n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ågeteck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rdgubb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släp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örmå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on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rl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ärk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dg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rym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gångspun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äringsl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trä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ännvi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mel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anl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b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kli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ny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xthu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elti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r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u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åe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manfa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slä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sts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änkb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å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llekt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xelkur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us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ktenska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v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föd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por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värd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muni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ed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ack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gm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nationalis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muni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ku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n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s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dkraf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kr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o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k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kt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tro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mä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i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plem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x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ruk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s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ngö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ef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vkraf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hyr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mt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eri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llanå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nk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ånbo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öderu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å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hind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vbol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nalspa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elskspråk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sta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iä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vi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mer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itu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täc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nehav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grimsfä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er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värd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först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ggsä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oväck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kt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e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attartik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län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ätteb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f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i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k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vär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lsign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ng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ng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t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tivi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ätt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terha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ät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äm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ärb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d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äld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lingspl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värd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red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gentbo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u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munikat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kt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m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håll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n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nkl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rrid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å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tfö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bru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k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åfölj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krof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r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manhäng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sl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fatt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ns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ä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dsperio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ed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mis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didatu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åst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ö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ikan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visli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f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drä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ts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fat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komstska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brin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ealis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kor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kas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ktoritä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grip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yn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o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xti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ho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ö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nefa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e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väs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läg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örliv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y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oner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trä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äg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ärobo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nd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ktr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ör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ses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trukt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t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ktionalit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iv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k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nd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inn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mit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änd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shövd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åd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är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ionä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äff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alit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osi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m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c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ti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å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ä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aktä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ekvä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nolog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nvändb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önd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fö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orm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tis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ål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ens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alis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by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v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änsstyr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flöd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nd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fri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t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äk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st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änsk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k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terfölj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a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änstem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lföl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äses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eroe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d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k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ör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ui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k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tryc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vä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ee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po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äm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k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al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ö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veckl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åta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fa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p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dli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ämp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u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aled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fred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åg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gå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d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schy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bildningsminis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å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ä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öv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mb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r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rporat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a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urg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druv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mn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räm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f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yd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växl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nanfö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ärk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b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ite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ångvar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y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g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assific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igiö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betsgiv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a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lend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ntifi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iolog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älpmed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rah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ghan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dg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m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rän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t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epresid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änsområ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äm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ej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mä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tt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yck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driv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lreg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sa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ännedo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tinuerl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raväl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duk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ara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kanik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jorit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var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urnalis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änd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ö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ä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ättig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k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sk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omhu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rlds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åtto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n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kom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täll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pack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ord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kiatr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ä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ynn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ömm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b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ntressa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tinent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l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nkem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fu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kom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ku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l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u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hå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ås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sekve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äm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m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ar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dvä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ryck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arlåtenska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ärf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ficit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än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plan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ne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ag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lek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d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t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pass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ttio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olog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o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edöm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ak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k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olväs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n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k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in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ibb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rdefu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ktis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betsr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mto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okr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äm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ktansvä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ån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åföret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del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b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u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gpl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r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k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färsm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rdegru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a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kaff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ko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omg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i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l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enska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arst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steri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s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kan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ör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härs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rk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fik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rep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enari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kolo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rrekt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sän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kt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l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rkant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ämp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n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ropo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rbe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lon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tska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äml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to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läm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ä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letari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lägs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ka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drif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t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dnapp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mst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t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öjl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im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duktivit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mma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pir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ämförb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kryt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lvil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än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natur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v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ä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ästmö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äropl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le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ät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d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öf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agan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stiv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å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ikt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fö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sterrå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gän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ck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smed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kun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derbör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omm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cer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el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förstå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å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m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d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kä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mini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samståe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familj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äck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medi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konbar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veckl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kriv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f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ä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str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val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föd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stan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rivil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ltföns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i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lkomm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äls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äck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jor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äl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idar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vö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m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slö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tno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st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rhö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mens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yg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entli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ess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äv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ö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tenska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ft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m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s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dskär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kriv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ålti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u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i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gr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rk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bar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deltag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pun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r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in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u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ö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mapl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b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råkra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gnos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pru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de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änk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ä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änkb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ä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fa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an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artsju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ktorit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lär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n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ålit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i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p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lo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döm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p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fa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g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edr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mli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är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shå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åverk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efonsamt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ktu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emed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suto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kl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ko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ös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ä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ö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änslomäss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i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eträ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ete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ebyg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örrä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ärd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ver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jä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sträck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hälle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amis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drag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rkebisko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d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fa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k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st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mandr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y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g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ång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ättfr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eg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ma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yla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olutioner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skr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riv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ebl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skat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bli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y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artem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ting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s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vä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u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vori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läg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yss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e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tag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pmö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dgetproposi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k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lu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ribu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ydl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giv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änd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nebö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sk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r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nt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gled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u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assik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årvag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resur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äror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s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duc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lo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itiv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see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ck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ess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gångsr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ck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klag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ull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än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äv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abl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ålun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s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nation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do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dr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vet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ternam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r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s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läng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dmju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r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gri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n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r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o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d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ot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etä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gsmå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fa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ådju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i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ök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dr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is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pun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ädj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ser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dra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lsign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ögti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nation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minalit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tenskap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fa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äv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stfäl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nam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mu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dgå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hovsrä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sor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läg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pla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troll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yc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nt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ktromagne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bluff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bild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i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äg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ösk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öjsmå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ti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k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va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f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lsi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ångkultur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nsiv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t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vn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delsemärk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red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änvis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lutsfatt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ästm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b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vänd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bevi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temo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n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lå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ci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og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fär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rus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äll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li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ö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fo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cess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kumul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åkla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b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na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is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behö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kalis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or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byggn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pekt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dr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handahå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f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ns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s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gonbry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hand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ång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pp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p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ånskil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odis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be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samma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kstav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y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r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d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bb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äk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g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gå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sit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ft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ifi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dssche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kt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rt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oty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änd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s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fäl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östrä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zz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fisc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ti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ftfu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nsk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tör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eck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ur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n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ladd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men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egåe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å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g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lanligg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byggn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bill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rldsbil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plomat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bju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bo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sta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fa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tänd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tank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log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li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döm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sekv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cis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ome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servatö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önsa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oc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ä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teri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i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släng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or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usias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älk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lektu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ok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mat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ksdagspart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f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lfä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k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ple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dagsr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hållandev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gn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kpan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so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n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es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olo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akteris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marlo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sinst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lemsst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elä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ärområ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förtr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rö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omträng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å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m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ter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ld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b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äck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ätt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vis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rv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att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betal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arinlju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å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yg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ut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föret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oty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ej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a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vån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sse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siolog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ä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rrig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si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dkä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ktansvä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fly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pitalis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n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berop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ck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ä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fa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ä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träff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kt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e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an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rå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ryckli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aren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li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sakn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sik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öränderl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skil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graf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asi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o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del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k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åd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dero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gfä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k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teri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redie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br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st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kt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k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ala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mosfär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äm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märkningsvä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kstavli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ädbar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fyll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äl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kla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ändl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bine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idarit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änt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kurrenskraf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e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if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ksban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rep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ndlö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ppor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ck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häng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dag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ä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m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difi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ättv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e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yck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omsnitt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ån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mm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terso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bu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endar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i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höj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onomis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slu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ratpart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x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o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rsmö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dslyst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ågst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gat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rty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änsee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m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sele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l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ys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iö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nis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initiv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kräft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manfa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arsto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onom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ä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ttsl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str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krimin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undsju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mankom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k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gativ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tograf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a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lid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otis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utbestäm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ämp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kus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ot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rikespoli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tn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di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ist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jä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ko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kroppslig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t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d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ular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verk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od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u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än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cer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in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n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tualis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anrö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inari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sa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ff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est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ka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m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munt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klar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vir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hå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g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ö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if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vivelakt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ä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gräv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vå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umen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åe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g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k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kelform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bl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va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r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garin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ka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s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g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k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a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ällningstag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vik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t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or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titu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ba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orän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adratme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tu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vand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vo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ståe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u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m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ng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smeddel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ansi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änd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mors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ld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gdom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od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gr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nd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änd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tik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arbet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ita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orit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zzer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nd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änk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kan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ikop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tag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nten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lö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dgetå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ru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bo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llsto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åpe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vudsak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m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lj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n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älf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nskvä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ehå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ssn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tuel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e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omsni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vudvä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koml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prägl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ä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u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manstö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ug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ljeslag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itim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di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p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vä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äng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t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msesid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ån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t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råk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ivträ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tts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tva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m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enni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efa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esprå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jord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g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m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plik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å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mit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äc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pp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a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ätts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tskil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kränk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en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y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akt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åldr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t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ensta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gfr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ik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vil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onuppgif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mnasiesko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ta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pa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manla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vänt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ndlägg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g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åol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vill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ö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äl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llegi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u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äg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v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årdd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rki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l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ö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k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ö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on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l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a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lek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länd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gmäst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handl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ehag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öm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ikt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pat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st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ä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e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bru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ster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fam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bb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ä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öghu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ip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olgå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olk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arbe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adr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v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ä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k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g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kt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iekamr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åkbru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a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än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g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e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ksta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ärligg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fli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ff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f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s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sl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m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läg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egräns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gn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ndamålsen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huvu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ernativ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ötespla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fi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estini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år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ållb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grad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d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ack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matis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dvä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esl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g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lgören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ård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borg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cis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bri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ållbar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roris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neha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ha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ler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gif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ver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tfol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panj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o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cke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älhav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väx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ågstadi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trandefri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ll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garska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sensu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vä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oretis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fråg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st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ka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ggn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gå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öj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r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gsrä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åe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ympi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va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ak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rottsm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lu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öm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eg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t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sm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ktrik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gare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medl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s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res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öjdpun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gnostis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ng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veck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tfu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l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är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rikespolit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amentar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dig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er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su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metr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dg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ledningsv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kt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äff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å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kom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vaj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jestä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äk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vu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lig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je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ll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örj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gkar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rä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varsfu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ö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f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ät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tpl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bliote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rakt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pers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org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r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kla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äl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ärl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ättsst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äst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äk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pacit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rd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tifik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rfar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iä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kny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ar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resentat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önsam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rivbo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ord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ågeformulä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ny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xualit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ska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gif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onom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ndv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i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vå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c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t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igra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o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e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nd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mansät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börd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iali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näm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matik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y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pas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ärded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fö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ssö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ll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s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de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ämp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märk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i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åv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tank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ställ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l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äv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tag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ba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ifes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mentat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ert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stadkom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enti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gan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u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na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rs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vän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äv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llektivavt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ument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d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väs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urnalist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driv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ans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föl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istrat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ank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penvi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klagarmynd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å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r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derm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omståe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did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rep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int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fö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itä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mb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d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j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m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ju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kydd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itieminis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är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op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önderfa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veckl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svar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imen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betsuppgif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s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stry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ak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p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dd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gr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ghu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nteck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betarrör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lptu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bördeskr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vi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rd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ö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å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ör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areutveckl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t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ädanef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k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k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bile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föräld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äc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l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ättvi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an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ago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rs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äg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kesm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vju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ribu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dox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vväxl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n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räns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bä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sla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slju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a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ättfärd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tgär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attb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åbu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e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ö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ål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äg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k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fik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ringsfor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ter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utsä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edr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mm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ä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tvivl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usk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nuf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f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eläs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d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ålamo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ession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t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m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ns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ansi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älvständ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lja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sk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ustri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manhåll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dläk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sko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er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häv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r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åv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ami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sättningsv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ionalst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anståe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i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varl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hö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ördelakt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änd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åndpun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midd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tvivl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öd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kvä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äml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in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e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l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lständ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ntastis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is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bilis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n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äk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u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g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förlit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j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betskraf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ll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å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ributö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rö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init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sa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munik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tra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åtagl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nal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dsd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b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eslut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rdesä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d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sät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ämför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lop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sä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lägs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os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resgä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um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ådespelers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gi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bil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l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vand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tve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ost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ärm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app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l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äkt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c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kor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u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egelbunden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änd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ta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n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lytik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lå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j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igionsfri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dik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läg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olog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fäll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ektiv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ru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å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betsförmedl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d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lop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tt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ör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essa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sttillsko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rkogå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äk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gr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ovi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krä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s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rakt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tter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ci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ep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yp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kaff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ötsl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fog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äll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nt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stif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u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ti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manträff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d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rd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entl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driv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rattret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v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ä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k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skrif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betslö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osexu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gsen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ås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är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sko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orit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abb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rif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und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stgjo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s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fä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älvsty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m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nytt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ateri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visor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n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äll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äck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sult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dvi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ärp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is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ckl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ife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ktis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ärstam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regl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lige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ggrann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nitä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idit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alis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fo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inolog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en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mp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entl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ådgiv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prov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p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r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räff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ngkloc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aniser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destå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nta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d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lsm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n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rp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siktl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m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alific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kl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roris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äck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ppl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imatfrå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bilis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klö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älvmo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entliggö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a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tan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ilegier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rå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emå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nyttj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em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olu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ck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b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vidit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ionel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bass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äll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fad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r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e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drag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beta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äldralö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tr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ödlamp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f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e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kul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ist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ämlingsfient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iktsuttry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bb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vil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bjud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kom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onli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äkt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be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itam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ku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l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graf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ådm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yd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umärk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dukt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slöj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ö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här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in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rdbäv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nadsfö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kul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ätt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agog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tsä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änslö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ö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ådespel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f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än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it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ab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fredaktö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r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del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löp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sto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ar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tti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ss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gif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alificer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ä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å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r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vle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ndtal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lrä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o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jäl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o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ark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varsadvok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skaff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struktur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dament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s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ttenmel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ö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e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telit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fö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tu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el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rös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sm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sed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äl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resvä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för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sänd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u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g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äl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kö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äm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kostn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er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by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dräger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astrof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terosexu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råkr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ss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år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t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t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öjligtv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lor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l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k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ä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gg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ä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rsd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med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ktri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is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mhärt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tbollsspel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älvsäk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ö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ntli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t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ta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x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patib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kväml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tt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ltur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betspla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följ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ådgiv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ag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äm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si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terkoppl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rsdot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ioner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nicit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gnit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raff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y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i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cep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mär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v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erto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gå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kli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önsneutr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kom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kal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ärvar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ebil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artsju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ärbelä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åk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rd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osyst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ofi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drö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äf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enart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k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utsägb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tbruk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b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l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ro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dyk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män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adem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ar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ä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sentli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än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äg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do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del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p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ättegå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manfö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är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ters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ät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ök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l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o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mosfä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is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cipi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eh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ionalit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ts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troversi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äl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belpr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led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k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sc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ar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k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ckotid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håll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kräck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a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n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and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åtryck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årb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slappn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vil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ärfö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gö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äsc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lo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å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l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rrig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k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enba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mligtv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t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manha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f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edi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rverker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fä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op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k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ä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m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del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at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av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tme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ns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åst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t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ämp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gefä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ö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yk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mmelsbl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äv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v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st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ss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fik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älj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ästerve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s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betsl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nnla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dom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id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j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vin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rikesminis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ödgrö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betssä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n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lö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tiemarkn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la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de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ialis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pp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sdju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plett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els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ka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ärva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ehäll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ä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centr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n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dtyck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l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o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ått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ull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vi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het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prå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t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än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ånyttföd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kve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ck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kry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ch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l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r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ssl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gångsri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fla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ä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p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k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tr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ö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jä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ta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v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ialis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isont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am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g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dpun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ämm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jer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ho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vägagångssä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ul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fatt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äk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ör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o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ättmaski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o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behå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ådlö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åskrif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dn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xiste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arbe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gör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åvä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at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ulä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rt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esser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ar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nd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vånansvä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bb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ägen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än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ä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sterbar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bi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ä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d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vudro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nd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lys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k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s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yp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lkyl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mul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ditionel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g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par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y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ime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ler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kv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kpla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d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bro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ämstä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känna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onä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stå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värd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övl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örutsed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g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datperio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resrä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viv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bygg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gr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äckvid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handl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bi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form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bry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räckl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ks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i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kv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do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amåe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u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gru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bi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ådä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fallsspel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stik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än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ärdo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ö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omsor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d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djup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a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äker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vän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värd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ens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du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dsb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ukvå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elklas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ä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ä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år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o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nskemå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u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duc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is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du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kyl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tärk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ka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lmin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lop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å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kt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rib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å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ialbidr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dd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ö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matis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v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tio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ärti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struk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kföre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ord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assific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del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betsgrup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ky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d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vä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g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sam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pa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vö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stnär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omre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or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g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flut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kym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bets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l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nam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sö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ulä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ck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t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ryc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ädj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ly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be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k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ckligtv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g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cceptab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o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känn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å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öv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tnju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äc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ö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ord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ädgå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ko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tug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i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örd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stånd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rä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de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va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vernö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äd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örk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k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xis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skvalit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ä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äre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olog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un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vak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releva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ter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ff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ske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älvständ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öv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ågeställ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ngör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rtuse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eratu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ödsstraf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lbund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rd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f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ta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alifik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k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sam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lbund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tion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alitat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i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osi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tänks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ven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olv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iss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i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agli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t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vå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ätt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plå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resent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li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ukförsäk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or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enska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gra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m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fron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d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k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sbyg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luen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onis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lebr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frå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khand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is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st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ska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loppsba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appa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li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gåe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rsd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lien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ärr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fer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d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rti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lev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tro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ängt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ds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menska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klusiv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älps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s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s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ordn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bu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efonnumm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rtio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i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rid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trä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ö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x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ui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äri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d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ssi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mersi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sentl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tiv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n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g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rip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väg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räc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llen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e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lturar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ä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sevä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k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nä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istratö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sk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k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e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ifest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å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nast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op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ik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driv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förs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bb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orta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s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uar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ån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si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b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fy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mpl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r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vivelakt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x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g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panj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s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vid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läg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f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va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vir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entl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läg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sinn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ick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n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orit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do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sä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vrä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ppl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smynd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ppste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neslu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ig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ågonsta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bjud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teck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pendi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ilt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lky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regu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jepr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gelbil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n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bassadö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ialtjän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o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delsed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rat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ktlinj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etag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äkl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öj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koml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anståe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i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f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lständ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ier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ka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rm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sid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emi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ag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dr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kyld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bind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lderdo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v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ä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kän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sfar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ys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ma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äpp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ighetsska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de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ag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elst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läg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trän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träd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p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em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ma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älj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lyck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vär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plic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log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väp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munis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bju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kttag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li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t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ö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is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posi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r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kbild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rö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tiho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lägg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lr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ä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a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rdelö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v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it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tt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sl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svag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iplinä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ärpräg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sä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t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a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j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ångfal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ö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till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kfrå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or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fost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pp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telef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t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säg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öts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bil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versit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ämp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ndsko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a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u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t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jö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zis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e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a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r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ck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gonlo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nd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tju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vväg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st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d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ständ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lägg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å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ädesplag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tto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sk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d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äribla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få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kor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lgö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pa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ök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s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vudsa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n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osof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nd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gö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la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betslös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ke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oko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kanis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va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ort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tö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lasys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åds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st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bassä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behå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or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khy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d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ligtv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y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pp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y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länd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kommend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si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grip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n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pphör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g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l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pp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s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bakadrag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i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ent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l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kymm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kstä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ci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ö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sy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u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it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me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å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l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g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örändr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oci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gå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hör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äng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stve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et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lö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yd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uksköt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öm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täck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ak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ä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urn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esm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l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anskr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er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pass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u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b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ärd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llektivtraf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omordent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å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bi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änniskosy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bula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a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sät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olog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äd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sgerå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äng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än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äkemed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usbl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vudm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ipli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kt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in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tå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ädd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kt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ståe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är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bol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akt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klag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ep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a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s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ans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y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öv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t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än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k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ilit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änd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dli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agema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öseno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äx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öni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g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n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akteris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ö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k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n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ress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terka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lskl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är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sk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klas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k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ada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s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ma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enti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ri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or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edska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betskamr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miss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fälligtv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en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ehållstillstå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handl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tbru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kalis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ö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manstä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änneteck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å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kommender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elle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aml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nerta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br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k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fredsställ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rikt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men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ock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rsskif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äro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förrå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dition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ul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t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luts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ämför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ll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kom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å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ck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ub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tr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ä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sl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äd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pli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ftlö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rpor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ära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di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on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munstyr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r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rep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dsvag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ö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l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äk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ogr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r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arvak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tid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öd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er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omfa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nsterpart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for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mnasi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terkomm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tieäg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äls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amo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del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see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dnapp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m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ras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ö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vändbar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o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antagslö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sa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o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tag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l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bann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otusental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rop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ba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ktis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an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kument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mäl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tminston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le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ångs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in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d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ganderä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äd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ild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val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värd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älp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tydli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k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s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fär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plom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koholis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d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äk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varbet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yn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ipp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s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åskyn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n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v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modli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k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ämlik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fat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utti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sto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off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fik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elsm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m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jö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gres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kgrup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a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ktur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r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kny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jö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åt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e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fiken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sul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su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s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nd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ng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ä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s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bo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issinsta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ågorlun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åd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ä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älvfall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änn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lk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ska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skriv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orm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n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nnelba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äng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retes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g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ägers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ror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rep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d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emo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liber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ftfa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u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ärvar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hand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u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din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mer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f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s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for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tö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ättig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itimit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tific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vä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ä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ver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ep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ö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öv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ity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si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betsmiljö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ärnkraftve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e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sti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alban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dö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bätt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egrip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etyd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r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delb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ovis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iv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djup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alj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tyg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äll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ut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ärski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k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lov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ha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ssamhäll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k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ti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ek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ällsmå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väx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ärningsm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g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l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alo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åtölj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dratus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ämm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arska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t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ögerha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pt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tadsområ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omsy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äs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far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l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v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itä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änskl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nadsekonom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i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terupprä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in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ak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m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slå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skrip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gäng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näm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sväm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n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äringsminis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verk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unn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ska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o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p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ratu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jä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bb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ksam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egor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je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l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ve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läg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ulä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ss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lå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ta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art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s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elsm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tåe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åvi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å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krör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dagl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ä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tfö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ikvit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fikpol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k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äx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gonbli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c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ant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bo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verk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tkom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p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d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k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t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äm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d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äf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n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k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alit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lu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kantska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åva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rg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i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mat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öns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ep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fin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plo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a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ml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c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öl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tiv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stis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lägg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ss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vdju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m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terlevn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frå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urnali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öjliggö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ä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häv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kom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f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ätve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änk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äg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ak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enkl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ämp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m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vse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i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bin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natu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a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do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or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å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ikt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va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vbrut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familjshu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ha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jkvä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ss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bruar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äds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konstru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fa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äll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ö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i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kan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d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a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c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r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iti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ö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i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sö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bipasser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br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örs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ogö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märk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tfä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hö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manfat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argö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slu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o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d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lå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a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sinn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ttl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kolog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d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s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ggvi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plexit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jam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d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promis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vlå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kass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betsmarkn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ån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ono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sp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di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aljer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äl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rik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c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alj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ord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fin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tadsrä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deläg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ftkondition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a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lik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del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ensstämm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mp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nska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noli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n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g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in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int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fredsställ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um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ölvatt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ini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lu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hå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vr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märksam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y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ordn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elli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tsa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t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arebeford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ög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c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ip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ras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äkringsbol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y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d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vj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rdbru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är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s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x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jekt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enskomm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äg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bl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estin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p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g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lägg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stånd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man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mon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nke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spir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ymp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enjö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s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d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ubl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ård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vi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otus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ktionsnedsät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ö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ö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ck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bitt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gr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tervin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o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il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jöpolit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äds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bilit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ro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gilt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ng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handsvis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bätt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d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l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k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må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anti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var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tersträv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männis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bry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s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annol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aft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jd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rit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änd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man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antitat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t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eri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d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ali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viliser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s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etagsam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äv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lvärd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ion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mens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täll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lien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s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rättelsetjän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m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fäll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up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rest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ångsam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t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led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giv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s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äkarvetenska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vis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äft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rop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terståe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x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rv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strål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nd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rä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ärm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serv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numer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manac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äf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öl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t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a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eolog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tograf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ydelsefu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klag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d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mp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ä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ångenska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ntas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länd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sträc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sni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rl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v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min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l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ärkl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riosit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äsvä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oci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ggumm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va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mmel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bb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rtfatt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ek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hoppningsv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åldtä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n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sum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is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lop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ngs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ra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ngarik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borger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p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lemen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omfö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ä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kel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skil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k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sä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oso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hållningssä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mö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u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d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ä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ld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sc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o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plikt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tik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ka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yp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giv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xthuseffe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i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är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ale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gå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a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stituer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ktionshindr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anis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o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äl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ns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fly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skåd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åk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olu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al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in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drarh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is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llis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t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bju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sät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result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plima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ik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t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a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säg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vetenska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n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fattarska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u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älvkla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rd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ål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fa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p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äg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ärdigstä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äm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t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munis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ademik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läs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pp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märksam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f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operat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kes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kt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ssi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pp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l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ktu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or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cyk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g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ktakulä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ki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ksdagsv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va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ka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ll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ställ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vudst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n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dd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färsverksam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jekt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ö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vä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manträ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älsk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usias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st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vag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kal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si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ele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pl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nc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kup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ångtgåe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u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nt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k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utsä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onstr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g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lemsla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tjäm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ba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kännagiv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t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ogen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tö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klam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st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ska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ätt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ställ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ventyr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ä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n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förstå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öd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kställ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solid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ld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pit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ik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ste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vi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rask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k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f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st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ionali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gavgif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älvförtroe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derår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kla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kriv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vecklingsla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pi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jä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ensstäm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rikt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iment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ämp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t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ö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erår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ven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ru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ri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vär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en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manbro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ritori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nebä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klud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t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li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lor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alj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tgä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ål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y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olämp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räder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sk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bygg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rami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k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lö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vän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ttebetal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i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kfö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menda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öv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venty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ri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bo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ett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kfing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bruk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m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ik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kt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n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exib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nis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is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ädd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rikespolit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ublik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g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gd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kom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bolis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trah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itim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ligator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arbe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di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ass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i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öjl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rt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manträ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ress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äm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n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exibilit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omgåe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mär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re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ndtank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än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vi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opo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reter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vär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ko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öd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l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ruktö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ä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tak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gå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pp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verklig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as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ged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synsmynd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v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älvkäns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åldr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resenta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ån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pan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lsig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rtvar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konstruk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plo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var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änd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resen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ktö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o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t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ep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kum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l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rhö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betal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r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dam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nevån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termidd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estä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ögljud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im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mnesområ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k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duc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d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venty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kult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try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v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gdo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ö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tinuer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to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åt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ordin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ktionshind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d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ktionä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å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flö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lut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ba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eno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än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po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pon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nadsfö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kyr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ångsam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ck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tgäng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olu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åmin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lägg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i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stid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mnasi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täc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nd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hopp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t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d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m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bandsu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vi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sst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apeu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gdomsti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ffsp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lkom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ruk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j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o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si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s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ta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tore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är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ck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tnäm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u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ur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ritori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lyck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sät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uffö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d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giv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nerli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teri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dj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an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en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vudpers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ärm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rrespond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tral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sl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ru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okrat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räns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pto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pa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mä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figur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ar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klam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rldskr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is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s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im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ändstic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ttemäss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ialdemokr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öv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äc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åti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äg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m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ebr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g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i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y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s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m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o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dö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g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åk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ä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ni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bro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ä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a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verä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ollo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strid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vgjo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ng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äkt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k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ä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rav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sevä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d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s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l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öd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verk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j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v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yc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r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änt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tverk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n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k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iso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o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aratu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ansta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et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kän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lop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ällsm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ågonsi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umen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län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klap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nin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servat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itä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utsäg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ing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enb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knipp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väldig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tergif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å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fa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i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nn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sch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k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ä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abbkö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vention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stif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kän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ruv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räff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råkrat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akt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ncer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terbol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v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n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fö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ångfrist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ad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gn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min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åld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omhu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nn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rå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ärs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öllo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b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slu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a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ju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ngema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or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vin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öns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o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reoty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räck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fö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ta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äm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ärs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ssi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en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um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va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sam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dr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åfall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oe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ilegi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o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å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ff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dv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ress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grad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orst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änd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rikesminis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minis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us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ädd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öts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sök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ar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lyck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sy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m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terförsälj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svär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rav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k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o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ånvar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ass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ehå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ksdagsm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n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omgå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ens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st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jk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ärd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läkt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is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ömd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junktu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s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l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yg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eslu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lve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r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hå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g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g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b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trä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anter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lutsfatt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dska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pp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öl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ärifrå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kedo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tt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kvart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tis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rimer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ir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n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är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prung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nge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ik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rak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an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ime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f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min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n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ligtv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små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v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ätti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kom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st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ldju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ik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ti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vi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sikt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gginläg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ä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åndsd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is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nnema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kmo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kämp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stn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kup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led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äref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å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anspolit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r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örd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ri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pp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ätt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evis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est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ärigeno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t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s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följ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uppgå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d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bitiö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ktr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plik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vari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bb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tis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ä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l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mögen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lev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k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ru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äg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m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erialis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letä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nolik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r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l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t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ionalis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tänks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nti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d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sent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k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st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atis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ordn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k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vin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kil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ältin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sental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fredsstä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c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är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ttsl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oratori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riv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tyg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komrös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tific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u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ul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gö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ärm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e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pp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u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l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betarpart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era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ör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ör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fu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bann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at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fs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lutsam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ng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ndringspolit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mpmäss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fa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du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terfråg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eck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llkar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riä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j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bry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trä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öfa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us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ff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ättvi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rb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s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nationel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lbunden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riv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re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åvar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yd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rip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o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ag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adens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ån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f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etv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än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ar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iv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ipp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s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ök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ä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lä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tjän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evänd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delakt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å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kty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ärgå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an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ektivis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o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m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ät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anp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la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iv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ls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jär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ger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u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sä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värv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kom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m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rldsekonom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lutsam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ort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x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ställ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k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ma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ebygg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tenskapl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rark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ärle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vis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kl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änneteck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try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ättfärdi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n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er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handl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ö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eka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omskinl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äremo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st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styr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f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ta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ytnäv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ustr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eralis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raff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veck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ger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å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t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y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nd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mp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g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od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ckod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kt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mod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ättv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lägg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åv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ät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m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mantag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ns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on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t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i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vå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ar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förtid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stöd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öd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ver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op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terf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å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kst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er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å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okra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jöpart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ålgrup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sta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speg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var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ängiven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ixtsnabb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or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fin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mo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pplö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äk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rl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ustr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at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å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terstä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kö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f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strukt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k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öpm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ia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rs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kelvä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rtio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börj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slit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ess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äls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itution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teg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teck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gäv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ry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träng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elåld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o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st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zi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rd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yg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mtio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rv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k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lag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s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bliograf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stendo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ori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man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ed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yrigh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ia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huvudtag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äls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lä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did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vä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rs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ektivit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odo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ol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äd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tograf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stru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mtå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vi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em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ärnkraf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eti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en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kkop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es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bland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kt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tualit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ltiver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vitt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l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tu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ro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ärts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k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ggn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å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la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älvklar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bruk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rågasä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sva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å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ångsikt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sum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ä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sul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tö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ä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rä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nov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vik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rymm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äv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rip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mis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ö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örl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rsam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lma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u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ll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pet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ättn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v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pens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ådesp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kläd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vårdn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g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espråk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för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ly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ialdemokra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lanr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ei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v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äpnadsväck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fä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i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åbör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trover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rak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ä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sa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ågs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kom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op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orb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ä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br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a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ät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fostr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u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led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ör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britanni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terst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s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terföl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å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ån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astro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mä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manslu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terdot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n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s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g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dfä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gängl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ablissema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ökmot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n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tant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vet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ld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ög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ltu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minis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rd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o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öd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skraft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ämd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duk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ksdagsbeslu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c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eokam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orm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mmat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ådfrå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ött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äck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ö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rä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ött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rå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ör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ld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m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id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ögtid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k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är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änd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d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å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firm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ssaskå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väldi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k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ång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språ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klamp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ängställ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ja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k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b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k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r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yck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ploma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tasc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vi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ö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r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to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eist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äm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anfö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lo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äs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skriv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rk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d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giv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ma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ukskriv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ä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slutningsv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giv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ingsfu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gdomsförbu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maldag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alific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föral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ty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it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bred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mnast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rik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än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is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llerti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vi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a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en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orm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nns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kr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ust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tik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lj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vän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ö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sterla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dkänn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iel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hets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tul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o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än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ämvi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ödraska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m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ögsko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eks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rev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akt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dr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märks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tenvå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ärto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ktled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eträdesv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öv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ö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ol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vinn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uts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ek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d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eck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äm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ici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vä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ro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rik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is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ag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kla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anfö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djed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äv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ök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err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lr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ärnpun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åver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varsma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g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ålva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ärl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nä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rikt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älplö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gn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ö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k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ånvar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en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k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år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äd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art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ä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gå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ängs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pport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iksäg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lbord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gond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omskin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slapp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hund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rör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unn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pab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ärd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duktö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med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stä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l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öj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tadel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oris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å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es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äng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l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rip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terfin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än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i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nska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tö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rep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s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tto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lamm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v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s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u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ks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l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krimin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togra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aordinä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and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ubb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un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viss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lig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ktatu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terå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oj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fa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g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kuli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mu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s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ri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vänd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bin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iho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ny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dsvi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ärrkontro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sänd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kuss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ö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terspeg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steru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äk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lemen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önfa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ordinat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k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ål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u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on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borgarska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n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l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r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dfu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ess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tnesbö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ti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t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lbor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manfo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å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al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sko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d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aceu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ödvänd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rift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eläs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ig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un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at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ävl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terkom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kut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on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ärifrå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da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byr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y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pek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län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ön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va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öränder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äg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gåv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kass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d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a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el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kat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lln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ärutöv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ik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ation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mi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bb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ons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å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k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g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ord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orsa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idi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kä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utt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tyg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di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r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ållpla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örkhy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ä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skrif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le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nari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riv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a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iansreg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l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nema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hör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kurrenskraft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mplar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itu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tbo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sterländ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änfö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bå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iljo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olutionä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ttesänk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begrip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kyd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tyc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ntas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x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tå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ä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t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betarklas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l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ö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sd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tär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å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dot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sty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e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ppo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ndr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bered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min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numer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nska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skonfere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ka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nämn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t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kt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sekreter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y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ublicer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sm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bru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in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fere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ionä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missari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dtab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år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ord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anisator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än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d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dskrif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tergäl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sam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agomå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ök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lyd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förlitl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t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l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mikali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k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olflic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eträd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räd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bry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kre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tograf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lägs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f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nyb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ttag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ce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är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emon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ångers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kom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öns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mö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erä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märk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öm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s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ultiver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val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klar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byggn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ul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g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ldioxidutsläp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um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kl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åträff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äg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id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å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klag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ritori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attö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le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manfattningsv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ndinav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ri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f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kurr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dliggö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rk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is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n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rä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ymp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ä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lum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pi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lkoml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ta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vetslö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kt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ars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ansi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sö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iv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ki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uksköters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i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v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lso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gbol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delst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rol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ke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p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led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ållb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ö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ödvändigtv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elä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ssla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u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su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k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ång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ktak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t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ee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sl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vudrollsinnehav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sy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värm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at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ä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kt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tar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änd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uff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x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åhund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itektu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tänd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gstop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eskriv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is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bu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d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e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g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hand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å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nerli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manka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ötebor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ärnvap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kyd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lgör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ans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kkunn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ögkonjunktu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d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b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åsid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sko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dba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äs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kolog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i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ktur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ör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st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esa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ugo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var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delningsche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nek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vä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äm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di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mula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fly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kari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per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mini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ck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k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ålmod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äc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vär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ärleksfu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tinuit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nn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f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rämm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ppled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ådsk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ionalekonom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a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l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eram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är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ek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ä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ärsk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ämp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ion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nla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å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äm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äso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iv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u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sväm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rä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äm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ksförbu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ärkb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ättfärd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sät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väpn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ste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bin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kumen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le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kurr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åhän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jsardöm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skaff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vidu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vi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li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onstra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t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dm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l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kiner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sa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sti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hovsm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eg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t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sterrik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ögtal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ntit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ån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äm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t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ek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re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ktron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ns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p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äkerli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ktat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gr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dro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ämställd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os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öd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ygs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zis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ö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de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identv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pell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enk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d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eckn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är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la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j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ån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anis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voc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e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der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veränit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ustr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veten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nsterbrä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äm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betstillfäll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skrif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änför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ent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abler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valt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r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lemska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t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um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g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anfö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ekom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dak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kän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rd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ödvänd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xthusg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stift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tertank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in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äd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vet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betsti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väx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äm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nmå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per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otekslå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varsminis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ifici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ägg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ionalis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i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öm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ämlik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te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ål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stå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nation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ti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ändl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o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stn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orlun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s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väg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llap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enb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gg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ö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k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dat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urn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xu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lle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arbetspartn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enbarli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k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l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sid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ft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rå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äsk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fäll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m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sur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ö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ininfluen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sätt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m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k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b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sförinn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n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fö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rm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d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äm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aur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x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svar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neh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ö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ci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omgrip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mäst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ådbus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rhundra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r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äringsidk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alis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v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positö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ckd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känn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ry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l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olog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centr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ggran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vandl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ckler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tr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i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lägsen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ti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ekom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ftve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g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d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lkä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skär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e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r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manslag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st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k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rid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näm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ma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lea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graf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räns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äd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siste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äm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v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för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eck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årdva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ffe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jontal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s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bidr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ikap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g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lsmäs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emokra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enth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va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dstjän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fic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tivit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ll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ktion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ll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sent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kla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örsbä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rastruktu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dendo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istr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d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mankopp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j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äk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äpn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ipp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n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äl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änk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ap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nom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ldreomsor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in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mensam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ss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estånd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o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uc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eativit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än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ausu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ärdot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ålsät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kli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in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led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är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in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rg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ä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loss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p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ångsikt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äns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utsät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el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m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t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pir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sp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ktricit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rvö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e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rip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a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oc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vje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betal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iner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opps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tä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eat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ärvi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ör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föl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ndvik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rldsomfatt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läm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v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är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åt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is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tid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stes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kont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ilj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terlig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uto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lys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ckar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krän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tt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c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äk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ppen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re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k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liminä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emb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nd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sa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än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grep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håll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ll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olog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ktmäst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ågont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plicer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aståe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lev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vandl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man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vers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annäm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ästerska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ärt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p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dag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kställ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fö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prungli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l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var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n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terupp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slut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pitali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egång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rum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märk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e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part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e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klus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ängelsestraf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fredsställ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k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ckhol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st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pitalis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vis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tadsmarkn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agog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östkor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sk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ktr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i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ko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bred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öjtna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vs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kt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sum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k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ågåe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red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ärrö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amentsledamo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tjä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än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ivelakt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olämp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et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novat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undersök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vudkont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it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n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ju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ekt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g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g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ga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kul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änssni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pplöp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vi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osof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öser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ill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te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ålmod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ve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ment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ingslö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fab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ällska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lmäkti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iärminis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p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tul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iv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änstgö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hö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d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b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r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g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ö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t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teruppliv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d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elig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hå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är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ä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ånlju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ånadsskif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on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öm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ov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mun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do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ånd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inionsundersök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omordentl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ss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erantö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n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t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va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jalit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rin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ömbryt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öj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rik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nol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i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i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brän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ld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äng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orik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o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vilbefolk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tiebol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ärnvä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iv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li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ukhu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prå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e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ikä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k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pete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tin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falsk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gö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nd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gled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a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steru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anisatö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grit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g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fö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efint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ckl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de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vär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terhållsam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ma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osexualit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as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onl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ther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lstå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u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ram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väp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ska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öm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lgä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hand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ärståe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var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än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front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b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nehå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tti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gr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m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elt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öv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eg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kurre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ks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ess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pa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vi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häll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v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än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o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nd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stitution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ånat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mötesg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skedsansök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sersalo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ns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ckoslu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tyc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åler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kräf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äc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n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is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b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a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änn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munic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tin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ä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kå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b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ribu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is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ekdo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v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v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isemitis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t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i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g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f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nd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o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terkom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ockle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ö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s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ekommunik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lvidr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ldioxi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ämli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erialis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ogör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ag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mä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somm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am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r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t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ac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p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hå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dkän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stitu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kotik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n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vers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serv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ti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lbefinn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ialförsäk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k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öntag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lag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cipiel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ster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jä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s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lsk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gonka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l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lanti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äke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ä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rä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kom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kast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lyss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g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åts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gilt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ortion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kti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d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b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tstram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kt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dvet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lp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uk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rottspla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äm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tigefyll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eolo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åtag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kul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plic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m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följ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gsk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orö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if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p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vink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ig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håll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ä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g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plet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ant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at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ver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m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cess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godo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ål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ina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m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k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åkd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l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delba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js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kasser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hol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kelpla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å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fär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i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munfullmäkti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äg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äm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u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ver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tfor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ö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n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assr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l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ta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betsgivaravgif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ktenskap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ff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n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ularit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vention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f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tik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ägen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äd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ba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aki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ägen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d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d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ktorsgr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it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a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del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vänd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lös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y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llel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åfölj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träd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k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nehå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riv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ic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se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rä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betsmarknadspolit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is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d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öf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ba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kmas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ätt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aura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n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drif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önlitteratu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esko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oli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in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ti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g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ta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trö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g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e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årdcentr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ösä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relseledamo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m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å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klag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ore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khögsko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on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rael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ktron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ä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es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än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imatföränd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änsl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hör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ak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ö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pp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rori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d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kiatr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ns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tag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kul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ör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sis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rsti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enni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ent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tän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endo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stra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ligtv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ntl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era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run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ögkvar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träd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akterist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s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cessiv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bjud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pek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styrs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nsit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t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rre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rik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hör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storle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br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c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ndl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l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dkå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aur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ll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lmån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igr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kor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dubb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rätt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d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tt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nik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enba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a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ö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lj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e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ater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o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ltrå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nskap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y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eträ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nolog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hå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neslu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serli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o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terbeta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jek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ä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ju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kegå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ti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rli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tå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vändb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rätt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itekton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stag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ärarin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äst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ödhjäl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elägen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undä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åg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d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ini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ör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terly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rd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lit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oped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terträd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k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ä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eslu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j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ra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ttepeng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ap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man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vänd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omför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häng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äd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ksdagsledamo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ikal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lmåe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lyt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bu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häl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ningsfölj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k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vudsakli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öm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d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pan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l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k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jä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fere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d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at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höv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åll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k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rldsåskåd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orit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l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a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ödsfa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ko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hör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olkamr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er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y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v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fa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å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mti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iljemedl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ven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xtl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g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k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m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öj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ro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tyck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olgå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risdik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ifrå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stämm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verge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ngdkraf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öv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it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ättfärdig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ple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ådgiv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bre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ivol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olo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ib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ärjun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alis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tskäm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ättmed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tli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fors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j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fattningsen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t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d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älvständ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ömn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pp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stitu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r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ak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entu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onstr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örj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t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olog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s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tå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mynd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vä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erl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är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teruppstånd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ågo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lvil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dervä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loss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ög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gr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jövän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älvdeklar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yd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o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tiv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vers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s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lö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stift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verk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ckvä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k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sta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s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lim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k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oc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ä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sked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ly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stnä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tra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led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mäl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nadsstanda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vudämn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r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fa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läm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örgå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rrup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äromda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säg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ti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rbe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ål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n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o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c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log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å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örmö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ällsy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a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ike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ty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i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kor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ålds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si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ärle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är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tiv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kommend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ågkonjunktu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dtagb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u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lci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ö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st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tt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lskå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id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nsifi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xtio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e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ännis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sd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r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ssti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ma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selsät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kur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m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fö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lu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eställ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g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l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sko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r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eskrif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ästfri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ve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ff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ft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r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ernat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kumentä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läg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äl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bå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förandeska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o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a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slu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tpla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ens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ig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r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s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önsk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en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o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n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pens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sl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t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s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ipul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ac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e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spirationsteor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åkig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nor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ap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ggra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mbe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täc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bere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aktö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ss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sed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kn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ukpen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vis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u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in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ld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ann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kis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servat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ör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å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inionsbild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e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ruv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håll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xi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do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räd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driv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s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nc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mö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r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mat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terhäm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ä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kat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bi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sko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ått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nerska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är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flytt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årska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sö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ärk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ö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d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ö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ciner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an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m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bild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åled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st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vak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dmjuk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öm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on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ingpolit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ät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su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öv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ä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e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illåt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mbetsm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abl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önd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va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ätt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alv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kla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p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din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hö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ämfö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omland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n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san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levn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öv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ntis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gpla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m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pp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d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in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k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arvar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älsos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effici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munistpart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för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fly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lement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ök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editko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träff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s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stnadsfr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tex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va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ä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döm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pel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ättsväse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ä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l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ö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äknel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lå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het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givenh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mikali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yertspen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ävu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ombro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fråg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ö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pon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öj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b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gå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f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ka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ör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gra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ul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x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rtsikt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all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äd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änsy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äm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ukva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hetsbre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llaps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ktoris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betsli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ka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aml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kom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f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vik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vidg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åminn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verkli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teri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xt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ärskil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stå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äkerstä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i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nd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mansa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relseordför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ami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iv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bet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ontä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tän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ktingpolit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tt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sät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å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posi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lskarin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kymr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s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tis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tan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ita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ve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sä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manlag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t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k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g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ksa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m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dsskrif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tigdo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s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thav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nd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ämp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åståe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i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yg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pp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ntifi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vergiv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tt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sl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vilis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n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r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ektiv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öjli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öb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xellå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r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fistiker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spä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ie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ni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y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pit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å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roduk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bli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aktärsdr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ikul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yk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omsl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fr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asys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ö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lytelseri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unska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ix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rdot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st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görel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återvän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täll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reprenö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sl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to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stre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a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ör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tnesmå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antit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i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mersto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gå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ä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ngeli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di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ema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manställ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örfaran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vn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nedgå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kttaga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duplicates.A1:duplicates.B8009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22:14:26.296658009</meta:creation-date>
    <dc:date>2023-10-18T23:08:42.952205079</dc:date>
    <meta:editing-duration>PT54M17S</meta:editing-duration>
    <meta:editing-cycles>8</meta:editing-cycles>
    <meta:generator>LibreOffice/7.5.7.1$Linux_X86_64 LibreOffice_project/50$Build-1</meta:generator>
    <meta:document-statistic meta:table-count="2" meta:cell-count="1603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6.06cm" svg:y="0.185cm" style:legend-expansion="wide" chart:style-name="ch2"/>
        <chart:plot-area chart:style-name="ch3" table:cell-range-address="duplicates.D3:duplicates.D10" chart:data-source-has-labels="row" svg:x="0.32cm" svg:y="0.963cm" svg:width="15.36cm" svg:height="7.857cm">
          <chart:coordinate-region svg:x="1.312cm" svg:y="1.162cm" svg:width="14.368cm" svg:height="7.0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uplicates.D3:duplicates.D10" loext:label-string="&quot;# of Suggested words&quot;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 of Suggested wor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268">
                <text:p>7268</text:p>
                <draw:g>
                  <svg:desc>duplicates.D3:duplicates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